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3b3b"/>
    </style:style>
    <style:style style:name="P2" style:family="paragraph" style:parent-style-name="Standard">
      <style:text-properties officeooo:rsid="000a3b3b" officeooo:paragraph-rsid="000b7b43"/>
    </style:style>
    <style:style style:name="P3" style:family="paragraph" style:parent-style-name="Standard">
      <style:text-properties officeooo:paragraph-rsid="000b7b43"/>
    </style:style>
    <style:style style:name="P4" style:family="paragraph" style:parent-style-name="Heading_20_1">
      <style:text-properties officeooo:paragraph-rsid="000a3b3b"/>
    </style:style>
    <style:style style:name="P5" style:family="paragraph" style:parent-style-name="Standard">
      <style:text-properties officeooo:paragraph-rsid="00101d38"/>
    </style:style>
    <style:style style:name="T1" style:family="text">
      <style:text-properties officeooo:rsid="0018ce6f"/>
    </style:style>
    <style:style style:name="T2" style:family="text">
      <style:text-properties officeooo:rsid="001b04f1"/>
    </style:style>
    <style:style style:name="T3" style:family="text">
      <style:text-properties officeooo:rsid="000a3b3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ce6f" style:font-weight-asian="bold" style:font-weight-complex="bold"/>
    </style:style>
    <style:style style:name="T6" style:family="text">
      <style:text-properties fo:font-weight="bold" officeooo:rsid="000a3b3b" style:font-weight-asian="bold" style:font-weight-complex="bold"/>
    </style:style>
    <style:style style:name="T7" style:family="text">
      <style:text-properties officeooo:rsid="000b7b43"/>
    </style:style>
    <style:style style:name="T8" style:family="text">
      <style:text-properties officeooo:rsid="000d13f0"/>
    </style:style>
    <style:style style:name="T9" style:family="text">
      <style:text-properties officeooo:rsid="00101d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Responde a cada pregunta utilizando expresiones X</text:span><text:span text:style-name="T6">P</text:span><text:span text:style-name="T4">ath. </text:span><text:span text:style-name="T5">Indica </text:span><text:span text:style-name="T6">las </text:span><text:span text:style-name="T5">consultas</text:span><text:span text:style-name="T4"> </text:span><text:span text:style-name="T5">en este documento.</text:span></text:p>
      <text:h text:style-name="P4" text:outline-level="1">Consultas <text:span text:style-name="T1">sencillas (</text:span><text:span text:style-name="T2">3</text:span><text:span text:style-name="T1"> puntos)</text:span></text:h>
      <text:p text:style-name="Standard">1.1. Encuentra el nombre de todos los continentes <text:span text:style-name="T7">registrados </text:span><text:span text:style-name="T8">(usa ruta absoluta)</text:span>.</text:p>
      <text:p text:style-name="Standard">/geografia/continentes/continente/@nombre</text:p>
      <text:p text:style-name="Standard"/>
      <text:p text:style-name="Standard">1.2. Obtén el sistema político del país "España" <text:span text:style-name="T7">(solo texto sin XML)</text:span>.</text:p>
      <text:p text:style-name="Standard">/geografia/paises/pais[@nombre="España"]/sistema/text()</text:p>
      <text:p text:style-name="Standard"/>
      <text:p text:style-name="Standard">1.3. Localiza los nombres de los países que <text:span text:style-name="T7">no </text:span>utilizan el euro como moneda.</text:p>
      <text:p text:style-name="Standard">/geografia/paises/pais[not(moneda=”euro”)]/@nombre</text:p>
      <text:p text:style-name="Standard"/>
      <text:p text:style-name="Standard">1.4. Encuentra la superficie del país "Francia".</text:p>
      <text:p text:style-name="Standard">/geografia/paises/pais[@nombre="Francia"]/superficie</text:p>
      <text:p text:style-name="Standard"/>
      <text:p text:style-name="P3"><text:span text:style-name="T7">1</text:span>.<text:span text:style-name="T7">5</text:span>. Obtén los nombres de los países <text:span text:style-name="T8">con monarquía </text:span>que <text:span text:style-name="T3">no </text:span>utilizan el idioma español.</text:p>
      <text:p text:style-name="P3">/geografia/paises/pais[not(sistema="monarquía") and not(idioma=español)]/@nombre</text:p>
      <text:h text:style-name="P4" text:outline-level="1"><text:span text:style-name="T1">Consultas de dif</text:span>icultad <text:span text:style-name="T1">m</text:span>edia (<text:span text:style-name="T2">4</text:span> puntos)</text:h>
      <text:p text:style-name="P3"><text:span text:style-name="T7">2</text:span>.<text:span text:style-name="T7">1</text:span>. <text:span text:style-name="T3">Indica </text:span>cuántos países <text:span text:style-name="T3">con</text:span> una superficie menor a 200.000 tienen una república</text:p>
      <text:p text:style-name="P2">/geografia/paises/pais[superficie &lt; 200000 and sistema="república”]/@nombre</text:p>
      <text:p text:style-name="P2"/>
      <text:p text:style-name="Standard">2.2. Encuentra el nombre del continente que contiene al país "Jamaica".</text:p>
      <text:p text:style-name="Standard">/geografia/continentes/continente[pais="Jamaica"]/@nombre</text:p>
      <text:p text:style-name="Standard"/>
      <text:p text:style-name="Standard">2.3. Localiza los nombres de los <text:span text:style-name="T7">países que tienen como moneda francos</text:span>.</text:p>
      <text:p text:style-name="Standard">/geografia/paises/pais[moneda=contains(., "franco")]/@nombre</text:p>
      <text:p text:style-name="Standard"/>
      <text:p text:style-name="Standard">2.4. Encuentra los nombres de los países que tienen una moneda antigua.</text:p>
      <text:p text:style-name="Standard">/<text:span text:style-name="T9">geografia/paises/pais[moneda/@antigua]/@nombre</text:span></text:p>
      <text:p text:style-name="Standard"/>
      <text:p text:style-name="Standard">2.5. <text:span text:style-name="T7">Continentes que no tienen países</text:span></text:p>
      <text:p text:style-name="Standard">/geografia/continentes/continente[not(pais)]/@nombre</text:p>
      <text:h text:style-name="P4" text:outline-level="1"><text:span text:style-name="T1">Consultas más complejas</text:span> (<text:span text:style-name="T2">3</text:span> puntos)</text:h>
      <text:p text:style-name="Standard">3.1. <text:span text:style-name="T3">Devuelve </text:span><text:span text:style-name="T7">la información del penúltimo país (busca el último y retrocede una posición)</text:span>.</text:p>
      <text:p text:style-name="Standard">/geografia/paises/pais[last()-1]/@nombre</text:p>
      <text:p text:style-name="Standard"/>
      <text:p text:style-name="P3">3.2. <text:span text:style-name="T3">Los elementos vacíos (que no contienen texto)</text:span></text:p>
      <text:p text:style-name="P2"/>
      <text:p text:style-name="Standard"/>
      <text:p text:style-name="Standard">3.3. <text:span text:style-name="T7">Países cuyo nombre tiene más de 5 letras</text:span></text:p>
      <text:p text:style-name="P5">/geografia/paises/pais/@nombre [string-length()&gt;5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8T23:41:17.214000000</meta:creation-date>
    <dc:date>2024-01-30T13:54:14.943000000</dc:date>
    <meta:editing-duration>PT18H2M57S</meta:editing-duration>
    <meta:editing-cycles>7</meta:editing-cycles>
    <meta:generator>LibreOffice/7.4.6.2$Windows_X86_64 LibreOffice_project/5b1f5509c2decdade7fda905e3e1429a67acd63d</meta:generator>
    <meta:document-statistic meta:table-count="0" meta:image-count="0" meta:object-count="0" meta:page-count="1" meta:paragraph-count="29" meta:word-count="193" meta:character-count="1736" meta:non-whitespace-character-count="1572"/>
  </office:meta>
</office:document-meta>
</file>